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underline-style="none"/>
    </style:style>
  </office:automatic-styles>
  <office:body>
    <office:spreadsheet>
      <table:calculation-settings table:automatic-find-labels="false"/>
      <table:table table:name="Head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ce1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pocalypse 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wards 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lacl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d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o Bao Headpie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a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ery Bea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th 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nce Fanatic TV 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rstal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flap Bea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rce Headb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ght 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ght Helmet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ull Face Helm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y 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andi 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omniac TV 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angshi 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it Bea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litary Gas 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me’s H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orcycle Helm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sie 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nja Crow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er’s 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d Tele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ven 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fety Helm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ilor 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br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rtan Helm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rts Hairb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rts Vi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ving Raven M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w H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eet 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H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Runner 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 o’ Sha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p H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ditional Chinesse 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ing Headg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l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b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rior Hel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k C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estler's Mask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dy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ce1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“Do” T-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“Ha” T-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oha 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y Field Ja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ker Ja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kini 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nka-chan Costu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dy Arm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mber Ja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Cas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Serio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is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ual Dress 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ual T-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etition Swimsu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wichan Swea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p 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th T-Shirt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Denim Ja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wn Ja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wn V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rce Gi (T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hter’s Hoodie (T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 (T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od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odie (Hood U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ment V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angshi Outf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g Fu 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yered Biker Ja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 Leather Co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 Mountain Par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-Sleeve Po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-Sleeve T-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-Cut Hood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d Outf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untain Par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nja Tu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 Shoulder 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-Chest 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namental Sumo Be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sized 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ncho Co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soner’s Uni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ff Sleve Bl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ilted Ja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ilor Uni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ll Ja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ulderless 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rine Maiden Outf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veless Turtlene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dard T-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it V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ka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mer Ja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o Be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o Yuk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spe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ilored Ja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k 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k Su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nch Co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be 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-Neck 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sity Jac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dbreaker</text:p>
          </table:table-cell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s" table:style-name="ta1">
        <table:table-column table:style-name="co1" table:default-cell-style-name="ce6"/>
        <table:table-column table:style-name="co2" table:number-columns-repeated="5" table:default-cell-style-name="ce5"/>
        <table:table-column table:style-name="co2" table:number-columns-repeated="1018" table:default-cell-style-name="ce6"/>
        <table:table-row table:style-name="ro1">
          <table:table-cell table:style-name="ce5"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ymmetrical Skirt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Bell-Bottom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Bikini Bottom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Boyfriend Jean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Cargo Pan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Chef’s Apron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Chino Pan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Denim Jean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Fierce Gi (Bottom)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Fighter’s Sweetpants (Bottom)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Flight Pan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Gaucho Pan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Gi (Bottom)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Hot Pan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Jogger Sweatpan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Knit Pan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Leather Pan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Long Skirt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Midi Skirt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Mini Skirt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Ninja Leggin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Relaxed Trouser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Ripped Jean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Road Warrior Pan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Sailor Skirt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Serouel Pan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Short Leggin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Short Shor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Shredded Jean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Skinny Jean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Slack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Tapered Pant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Tight Miniskirt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Tight Skirt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Wanderer’s Chap</text:p>
          </table:table-cell>
          <table:table-cell table:style-name="ce4"/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es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arefoot Sandal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asketball Sho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each Sandal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oxing Sho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hic Sandal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lat Heel Pump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Geta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Huarach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Kung Fu Sho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Lace Up Sho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Leather Long Boot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Mary Jan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inja Tabi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Oxford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enny Loafer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latform Sho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Ridding Boot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heepskin Boot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hower Sandal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imple Sandal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neaker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teel-Toe Boot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abi and Zori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Western Boot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Winklepicker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Work Boots</text:p>
          </table:table-cell>
          <table:table-cell table:style-name="ce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ccesories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symetrical Sock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Basket (Carried)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asket (Shouldered)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Boston Glasse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Boxing Glove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Carlos’s Sunglasses</text:p>
          </table:table-cell>
          <table:table-cell table:style-name="ce2"/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at Ear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Cat Paw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Cherubic Choker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Chignon Bun Cover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ombat Glove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Crew Sock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Cute Choker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Dangling Earring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Devil Wing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Devilish Tail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Duelist’s Bangle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Dustproof Goggle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Gold Chain Necklace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Handcuff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Hockey Mask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Indestrutible Watch</text:p>
          </table:table-cell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Initiate’s Chain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Intimidating Facemask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Iron Bangle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Kalima’s Bracelet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Kalima’s Earring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Karate Glov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Kina’s Necklace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Kitsune Mask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Knee High Sock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Leather Eyepatch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Leather Glove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Loose Sock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Maid Headpiece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Mel’s Wristwatch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ecktie X-Mask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Officer’s Sunglasse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Officer’s Watch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Oni Mask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Over Knee Sock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Over Knee Socks – Bordered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Over Knee Socks – Leather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Over Knee Socks – Striped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Retsu’s Wristwatch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Ring of Authority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Round Glasse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Saou’s Belt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ecurity Headset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Silver Earring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Ski Goggl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kull Mask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Square Glass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uspicious Gas Tank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Tengu Mask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Thigh High <text:s/>Sock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Thigh High <text:s/>Socks – Bicolor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high High <text:s/>Socks – Bordered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high High <text:s/>Socks – Camo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high High <text:s/>Socks – Checkered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Thigh High <text:s/>Socks – Gradient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high High <text:s/>Socks – Latex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Thigh High <text:s/>Socks – Striped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hin Asymmetrical Sock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hin Over Knee Sock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Thin Thigh High <text:s/>Sock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hraser’s Sunglass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raining Glov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wisted Horn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Uou’s Belt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Wellington Glasse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Wellington Sunglasse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Wireless Headphones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Wolf’s Glasses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Yua’s Necklace</text:p>
          </table:table-cell>
          <table:table-cell table:style-name="ce2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Head.A1:Head.F49">
          <table:sort>
            <table:sort-by table:field-number="0" table:data-type="automatic"/>
          </table:sort>
        </table:database-range>
        <table:database-range table:name="__Anonymous_Sheet_DB__1" table:target-range-address="Body.A1:Body.F70">
          <table:sort>
            <table:sort-by table:field-number="0" table:data-type="automatic"/>
          </table:sort>
        </table:database-range>
        <table:database-range table:name="__Anonymous_Sheet_DB__2" table:target-range-address="Legs.A1:Legs.F36">
          <table:sort>
            <table:sort-by table:field-number="0" table:data-type="automatic"/>
          </table:sort>
        </table:database-range>
        <table:database-range table:name="__Anonymous_Sheet_DB__3" table:target-range-address="Shoes.A1:Shoes.F27">
          <table:sort>
            <table:sort-by table:field-number="0" table:data-type="automatic"/>
          </table:sort>
        </table:database-range>
        <table:database-range table:name="__Anonymous_Sheet_DB__4" table:target-range-address="Accesories.A1:Accesories.F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4">00/00/0000</text:date>, <text:time style:data-style-name="N2" text:time-value="11:10:41.37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0T21:32:48.833000000</meta:creation-date>
    <dc:date>2023-06-24T04:04:02.564000000</dc:date>
    <meta:editing-duration>PT21H45M18S</meta:editing-duration>
    <meta:editing-cycles>42</meta:editing-cycles>
    <meta:generator>LibreOffice/5.2.5.1$Windows_x86 LibreOffice_project/0312e1a284a7d50ca85a365c316c7abbf20a4d22</meta:generator>
    <meta:document-statistic meta:table-count="5" meta:cell-count="283" meta:object-count="0"/>
  </office:meta>
</office:document-meta>
</file>